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able-column" style:name="defaultCol0">
      <style:table-column-properties style:column-width="20.0mm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20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incom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ns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ma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info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2017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office:value-type="string" table:style-name="ce1">
            <text:p>incom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ns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ma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info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53324" table:style-name="ce1">
            <text:p>153324</text:p>
          </table:table-cell>
          <table:table-cell office:value-type="float" office:value="153324" table:style-name="ce1">
            <text:p>153324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2017-05-10</text:p>
          </table:table-cell>
          <table:table-cell office:value-type="string" table:style-name="ce1">
            <text:p>Info</text:p>
          </table:table-cell>
          <table:table-cell table:number-columns-repeated="16379"/>
        </table:table-row>
        <table:table-row table:style-name="ro1">
          <table:table-cell office:value-type="float" office:value="153324" table:style-name="ce1">
            <text:p>153324,00</text:p>
          </table:table-cell>
          <table:table-cell office:value-type="float" office:value="153324" table:style-name="ce1">
            <text:p>153324,00</text:p>
          </table:table-cell>
          <table:table-cell office:value-type="string" table:style-name="ce1" office:string-value="INCOME">
            <text:p>INCOME</text:p>
          </table:table-cell>
          <table:table-cell office:value-type="string" table:style-name="ce1" office:string-value="2017-05-10">
            <text:p>2017-05-10</text:p>
          </table:table-cell>
          <table:table-cell office:value-type="string" table:style-name="ce1" office:string-value="Info">
            <text:p>Info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2018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incom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pens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ma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info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2019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,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,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,0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ilip Valchář</dc:creator>
    <dc:date>2017-05-10T13:22:50Z</dc:date>
  </office:meta>
</office:document-meta>
</file>